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  <style:text-properties style:font-name="Times New Roman" officeooo:paragraph-rsid="0000cc9a"/>
    </style:style>
    <style:style style:name="P2" style:family="paragraph" style:parent-style-name="Standard">
      <style:paragraph-properties fo:margin-top="0in" fo:margin-bottom="0in" loext:contextual-spacing="false"/>
      <style:text-properties style:font-name="Times New Roman" fo:font-size="12pt" officeooo:paragraph-rsid="0000cc9a" style:font-name-asian="Times New Roman1" style:font-size-asian="12pt" style:font-name-complex="Times New Roman1" style:font-size-complex="12pt"/>
    </style:style>
    <style:style style:name="P3" style:family="paragraph" style:parent-style-name="Standard">
      <style:paragraph-properties fo:margin-top="0in" fo:margin-bottom="0in" loext:contextual-spacing="false"/>
      <style:text-properties style:font-name="Times New Roman" officeooo:rsid="0003808e" officeooo:paragraph-rsid="0003808e"/>
    </style:style>
    <style:style style:name="P4" style:family="paragraph" style:parent-style-name="Standard">
      <style:paragraph-properties fo:margin-top="0in" fo:margin-bottom="0in" loext:contextual-spacing="false"/>
      <style:text-properties style:font-name="Times New Roman" officeooo:rsid="0003808e" officeooo:paragraph-rsid="0007e992"/>
    </style:style>
    <style:style style:name="P5" style:family="paragraph" style:parent-style-name="Standard">
      <style:paragraph-properties fo:margin-top="0in" fo:margin-bottom="0in" loext:contextual-spacing="false" fo:break-before="page"/>
      <style:text-properties style:font-name="Times New Roman" officeooo:paragraph-rsid="0000cc9a"/>
    </style:style>
    <style:style style:name="P6" style:family="paragraph" style:parent-style-name="Standard" style:master-page-name="Standard">
      <style:paragraph-properties fo:margin-top="0in" fo:margin-bottom="0in" loext:contextual-spacing="false" style:page-number="1"/>
      <style:text-properties style:font-name="Times New Roman" officeooo:paragraph-rsid="0000cc9a"/>
    </style:style>
    <style:style style:name="P7" style:family="paragraph" style:parent-style-name="Standard" style:list-style-name="L1">
      <style:paragraph-properties fo:margin-top="0in" fo:margin-bottom="0in" loext:contextual-spacing="false"/>
      <style:text-properties officeooo:paragraph-rsid="0007e992"/>
    </style:style>
    <style:style style:name="P8" style:family="paragraph" style:parent-style-name="Standard" style:list-style-name="L1">
      <style:text-properties officeooo:paragraph-rsid="0007e992"/>
    </style:style>
    <style:style style:name="P9" style:family="paragraph" style:parent-style-name="Standard">
      <style:text-properties officeooo:paragraph-rsid="0007e992"/>
    </style:style>
    <style:style style:name="P10" style:family="paragraph" style:parent-style-name="Standard">
      <style:text-properties officeooo:rsid="000bf6fb" officeooo:paragraph-rsid="000bf6fb"/>
    </style:style>
    <style:style style:name="T1" style:family="text">
      <style:text-properties style:font-name="Times New Roman" officeooo:rsid="0003f9d8"/>
    </style:style>
    <style:style style:name="T2" style:family="text">
      <style:text-properties style:font-name="Times New Roman" officeooo:rsid="0007e992"/>
    </style:style>
    <style:style style:name="T3" style:family="text">
      <style:text-properties fo:font-size="12pt" style:font-name-asian="Times New Roman1" style:font-size-asian="12pt" style:font-name-complex="Times New Roman1" style:font-size-complex="12pt"/>
    </style:style>
    <style:style style:name="T4" style:family="text">
      <style:text-properties fo:font-size="12pt" fo:font-weight="bold" style:font-name-asian="Times New Roman1" style:font-size-asian="12pt" style:font-weight-asian="bold" style:font-name-complex="Times New Roman1" style:font-size-complex="12pt"/>
    </style:style>
    <style:style style:name="T5" style:family="text">
      <style:text-properties officeooo:rsid="0003f9d8"/>
    </style:style>
    <style:style style:name="T6" style:family="text">
      <style:text-properties officeooo:rsid="0007e99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3">A. </text:span><text:span text:style-name="T4">Preliminary Section</text:span><text:span text:style-name="T3"> </text:span></text:p>
      <text:p text:style-name="P2">1. Title Page </text:p>
      <text:p text:style-name="P2">2. Table of Contents </text:p>
      <text:p text:style-name="P2">3. List of Tables (if any) </text:p>
      <text:p text:style-name="P2">4. List of Figures (if any) </text:p>
      <text:p text:style-name="P2">5. Abstract </text:p>
      <text:p text:style-name="P1"/>
      <text:p text:style-name="P1"><text:span text:style-name="T3">B. </text:span><text:span text:style-name="T4">Main Body</text:span><text:span text:style-name="T3"> </text:span></text:p>
      <text:p text:style-name="P2">1. Introduction </text:p>
      <text:p text:style-name="P1"><text:span text:style-name="T3">2. </text:span><text:span text:style-name="T4">Review of Related Literature</text:span><text:span text:style-name="T3"> (summary of at least three papers) </text:span></text:p>
      <text:p text:style-name="P1"><text:span text:style-name="T3">3. </text:span><text:span text:style-name="T4">Use cases</text:span><text:span text:style-name="T3"> </text:span></text:p>
      <text:p text:style-name="P1"><text:span text:style-name="T3">4. </text:span><text:span text:style-name="T4">Analysis</text:span><text:span text:style-name="T3">( try to relate with the topics covered in class on cloud computing : general, architecture and security)</text:span></text:p>
      <text:p text:style-name="P1"><text:span text:style-name="T3">5. </text:span><text:span text:style-name="T4">Summary and Conclusions</text:span><text:span text:style-name="T3"> </text:span></text:p>
      <text:p text:style-name="P1"/>
      <text:p text:style-name="P1"><text:span text:style-name="T3">C. </text:span><text:span text:style-name="T4">Reference Section</text:span><text:span text:style-name="T3"> (Bibliography or Literature Cited) </text:span></text:p>
      <text:p text:style-name="P1"/>
      <text:p text:style-name="P5">Introduction:</text:p>
      <text:p text:style-name="P3">Developed in July 2007, Heroku is a cloud service that provides, Platform-as-a-Service (PaaS). It suppors several programming languages such as <text:s/>Ruby, Java, Node.js, Scala, Clojure, Python, PHP, and Go. Heroku is primarily being used as a Web Application Deployment model by many developers. Heroku was founded by James Lindenbaum et al., in July 2007 and was acquired by Salesforce.com in 2010.[1] When Heroku was in initial phase, it supported only the Ruby programming language, but now supports Java, Node.js, Scala, Clojure, Python, PHP, and Go.[2]</text:p>
      <text:p text:style-name="P3"/>
      <text:p text:style-name="P3">Heroku is said to be a polyglot platform (a computer program that performs same operations or output independent of programming language). Hence, it allows the developer to build, run and scale applications in a similar manner across all the languages. The Procfile exposes an architectural aspect of the application and this architecture aims to help the developer scale each part independently.</text:p>
      <text:p text:style-name="P3"/>
      <text:p text:style-name="P4"><text:span text:style-name="T5">Heroku also has support for it’s databases. </text:span>At present Heroku supports MongoDB and Redis databases in addition to its standard PostgreSQL. <text:span text:style-name="T5">Some of the key products developed by Heroku are:</text:span></text:p>
      <text:list xml:id="list3550901686112084436" text:style-name="L1">
        <text:list-item>
          <text:p text:style-name="P7"><text:span text:style-name="T1">Heroku Platform (a powerful ecosystem, for deploying and running modern app</text:span><text:span text:style-name="T2">lications</text:span><text:span text:style-name="T1">)</text:span></text:p>
        </text:list-item>
        <text:list-item>
          <text:p text:style-name="P7"><text:span text:style-name="T1">Heroku Postgres </text:span><text:span text:style-name="T2">(a Cloud database (DBaaS) service form Heroku based on PostgreSQL)</text:span></text:p>
        </text:list-item>
        <text:list-item>
          <text:p text:style-name="P7"><text:span text:style-name="T1">Heroku Redis</text:span><text:span text:style-name="T2">(a customized Redis from Heroku to provide a better developer experience)</text:span></text:p>
        </text:list-item>
        <text:list-item>
          <text:p text:style-name="P7"><text:span text:style-name="T1">Heroku Enterprise </text:span><text:span text:style-name="T2">(provides services to large companies which help them to improve collaboration among different teams)</text:span></text:p>
        </text:list-item>
        <text:list-item>
          <text:p text:style-name="P7"><text:span text:style-name="T1">Heroku Teams</text:span><text:span text:style-name="T2">(a team management tool which provides collaboration and controls to bring customer's developers, processes and tools together in order to build better software)</text:span></text:p>
        </text:list-item>
        <text:list-item>
          <text:p text:style-name="P7"><text:span text:style-name="T1">Heroku Connect </text:span><text:span text:style-name="T2">(a service that lets users to easily integrate with Salesforce deployments at scale)</text:span></text:p>
        </text:list-item>
        <text:list-item>
          <text:p text:style-name="P8">Heroku Elements <text:span text:style-name="T6">(a service that provides users with Add-ons -Tools and services for developing, extending, and operating the applications)</text:span></text:p>
        </text:list-item>
      </text:list>
      <text:p text:style-name="P9"/>
      <text:p text:style-name="P10">Literature Review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9T21:29:34.895898842</meta:creation-date>
    <dc:date>2016-11-10T07:40:24.770334266</dc:date>
    <meta:editing-duration>PT57M13S</meta:editing-duration>
    <meta:editing-cycles>6</meta:editing-cycles>
    <meta:generator>LibreOffice/5.1.4.2$Linux_X86_64 LibreOffice_project/10m0$Build-2</meta:generator>
    <meta:document-statistic meta:table-count="0" meta:image-count="0" meta:object-count="0" meta:page-count="2" meta:paragraph-count="25" meta:word-count="368" meta:character-count="2388" meta:non-whitespace-character-count="2039"/>
  </office:meta>
</office:document-meta>
</file>